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style:font-size-asian="10pt" style:font-size-complex="10pt"/>
    </style:style>
    <style:style style:name="P2" style:family="paragraph" style:parent-style-name="Standard">
      <style:text-properties style:font-name="Calibri" fo:font-size="10pt" fo:background-color="transparen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ch of the Australian media has been focusing on the story of bullying accusations of the late Kimberley Kitching.</text:p>
      <text:p text:style-name="P1"/>
      <text:p text:style-name="P1">Kitching was bullied and harassed by her Labor Party colleagues Kristina Keneally, Penny Wong and Katy Gallagher.</text:p>
      <text:p text:style-name="P1"/>
      <text:p text:style-name="P1">The trio have been dubbed the “Mean Girls”.</text:p>
      <text:p text:style-name="P1"/>
      <text:p text:style-name="P1">There is every reason to believe the accusations that have been made about the trio and their bullying of Kitching and no reason to doubt the allegations.</text:p>
      <text:p text:style-name="P1"/>
      <text:p text:style-name="P1">The Labor Party and its leader, Anthony Albanese, have serious questions that they must address about the allegations, yet the Labor Party leadership team refuses to acknowledge the allegations and dismisses them as nothing.</text:p>
      <text:p text:style-name="P1"/>
      <text:p text:style-name="P1">This should worry many voters who were considering giving the Labor Party their vote at the upcoming Federal Election.</text:p>
      <text:p text:style-name="P1"/>
      <text:p text:style-name="P1">If the Labor Party is to win the election, as it looks increasingly likely it will, its worrisome that this is the leadership team that you will be placing your confidence in to form government.</text:p>
      <text:p text:style-name="P1"/>
      <text:p text:style-name="P1">While the mainstream media has been obsessing over this story, something else happened which has basically gone unnoticed.</text:p>
      <text:p text:style-name="P1"/>
      <text:p text:style-name="P1">The Liberal Democrats has now been faced with accusations of bullying, corruption, campaign finance mismanagement, nepotism and a failure to of party structure.</text:p>
      <text:p text:style-name="P1"/>
      <text:p text:style-name="P1">Wednesday morning, Administration Officer Kirsty O' Sullivan sent an email out to members expressing her grievances and calling for a complete wipe out of the National Executive.</text:p>
      <text:p text:style-name="P1"/>
      <text:p text:style-name="P1">O'Sullivan has now quit and has declared that she will withdraw her membership from the party.</text:p>
      <text:p text:style-name="P1"/>
      <text:p text:style-name="P1">[insert email]</text:p>
      <text:p text:style-name="P1"/>
      <text:p text:style-name="P1">The accusations are very serious and should not be ignored.</text:p>
      <text:p text:style-name="P1"/>
      <text:p text:style-name="P1">Sadly, it seems they have been ignored, not only from the Liberal Democrats but by everyone in the media.</text:p>
      <text:p text:style-name="P1"/>
      <text:p text:style-name="P1">Just hours later Wednesday afternoon, Liberal Democrats President John Humphries sent out a short email which attempted to dismiss the allegations from O'Sullivan, referring to them as “baseless accusations” and refusing to go into what he claims are “internal party matters”.</text:p>
      <text:p text:style-name="P1"/>
      <text:p text:style-name="P1">[insert email]</text:p>
      <text:p text:style-name="P1"/>
      <text:p text:style-name="P1">Then today, Queensland State President Anthony Bull chimed in to attempt to clarify the details.</text:p>
      <text:p text:style-name="P1"/>
      <text:p text:style-name="P1">[insert email]</text:p>
      <text:p text:style-name="P1"/>
      <text:p text:style-name="P1">Bull does attempt to clarify details but unfortunately also joins the blame game by suggesting the grievances expressed by Kristy O'Sullivan were a matter between herself and the National Executive.</text:p>
      <text:p text:style-name="P1"/>
      <text:p text:style-name="P1">To Bull's credit, he does point out that irrespective of who is involved in the matter it is the the responsibility of the Queensland State Executive to respond to the accusations.</text:p>
      <text:p text:style-name="P1"/>
      <text:p text:style-name="P2">One might question, why did O'Sullivan make such bold accusations using the party's mailing list which gets sent to all party members?</text:p>
      <text:p text:style-name="P2"/>
      <text:p text:style-name="P2">One might also question, why has this story been ignored by all of the mainstream media?</text:p>
      <text:p text:style-name="P2"/>
      <text:p text:style-name="P2"><text:soft-page-break/>Actually, we believe the second question answers the first.</text:p>
      <text:p text:style-name="P2"/>
      <text:p text:style-name="P2">The fact that mainstream media have an obsession with the two major parties blinds them to matters related to the smaller parties.</text:p>
      <text:p text:style-name="P2"/>
      <text:p text:style-name="P2">O'Sullivan could have taken her grievances and accusations to the media but she may have felt they would be ignored, as they have been, clearly.</text:p>
      <text:p text:style-name="P2"/>
      <text:p text:style-name="P2">She may have resorted to using the parties mailing list as a method to get the accusations in the public domain knowing that they couldn't just be washed away and buried under the rapidly moving news cycle.</text:p>
      <text:p text:style-name="P1"/>
      <text:p text:style-name="P1">It is unfortunate that this has been allowed to enter the public domain, but Kirsty O'Sullivan obviously felt that it was a pointless exercise trying to resolve matters with the Liberal Democrats, internally.</text:p>
      <text:p text:style-name="P1"/>
      <text:p text:style-name="P1">While the accusations are serious and should be treated as such, O'Sullivan to the best of our knowledge has not presented any evidence to back her allegations.</text:p>
      <text:p text:style-name="P1"/>
      <text:p text:style-name="P1">Forward Thinking Australia - a political lobbying division of Freedom Publishers Union - is supporting the Liberal Democrats for the coming election.</text:p>
      <text:p text:style-name="P1"/>
      <text:p text:style-name="P1">The accusations do not affect the lobbying efforts of Forward Thinking Australia and it will continue to support the Liberal Democrats.</text:p>
      <text:p text:style-name="P1"/>
      <text:p text:style-name="P1">Only when evidence to support the accusation becomes available would we reconsider our decision to support the Liberal Democrats.</text:p>
      <text:p text:style-name="P1"/>
      <text:p text:style-name="P1">It will be interesting to see whether these accusations have any effect on votes come polling day.</text:p>
      <text:p text:style-name="P1"/>
      <text:p text:style-name="P1">Most likely it will not, as most will treat this as a letter of resignation over a pay dispute that was sent to the mass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cGimpsey-Jones</meta:initial-creator>
    <meta:creation-date>2022-03-24T09:52:42.02</meta:creation-date>
    <dc:date>2022-03-24T12:51:14.63</dc:date>
    <dc:creator>Chris McGimpsey-Jones</dc:creator>
    <meta:editing-duration>PT2H58M29S</meta:editing-duration>
    <meta:editing-cycles>14</meta:editing-cycles>
    <meta:generator>OpenOffice/4.1.11$Win32 OpenOffice.org_project/4111m1$Build-9808</meta:generator>
    <meta:document-statistic meta:table-count="0" meta:image-count="0" meta:object-count="0" meta:page-count="2" meta:paragraph-count="33" meta:word-count="690" meta:character-count="4234"/>
  </office:meta>
</office:document-meta>
</file>